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float" office:value="153984000000">
            <text:p>1.54E+011</text:p>
          </table:table-cell>
          <table:table-cell table:style-name="ce1" office:value-type="float" office:value="402187000000">
            <text:p>4.02E+011</text:p>
          </table:table-cell>
          <table:table-cell table:style-name="ce1" office:value-type="float" office:value="980839000000">
            <text:p>9.81E+011</text:p>
          </table:table-cell>
          <table:table-cell table:style-name="ce1" office:value-type="float" office:value="1682840000000">
            <text:p>1.68E+012</text:p>
          </table:table-cell>
          <table:table-cell table:style-name="ce1" office:value-type="float" office:value="1201160000000">
            <text:p>1.20E+012</text:p>
          </table:table-cell>
          <table:table-cell table:style-name="ce1" office:value-type="float" office:value="726736000000">
            <text:p>7.27E+011</text:p>
          </table:table-cell>
          <table:table-cell table:style-name="ce1" office:value-type="float" office:value="366479000000">
            <text:p>3.66E+011</text:p>
          </table:table-cell>
          <table:table-cell table:style-name="ce1" office:value-type="float" office:value="208623000000">
            <text:p>2.09E+011</text:p>
          </table:table-cell>
          <table:table-cell table:style-name="ce1" office:value-type="float" office:value="141918000000">
            <text:p>1.42E+01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 table:number-columns-repeated="9"/>
        </table:table-row>
        <table:table-row table:style-name="ro1">
          <table:table-cell table:style-name="ce1" office:value-type="float" office:value="196261000000">
            <text:p>1.96E+011</text:p>
          </table:table-cell>
          <table:table-cell table:style-name="ce1" office:value-type="float" office:value="413161000000">
            <text:p>4.13E+011</text:p>
          </table:table-cell>
          <table:table-cell table:style-name="ce1" office:value-type="float" office:value="958317000000">
            <text:p>9.58E+011</text:p>
          </table:table-cell>
          <table:table-cell table:style-name="ce1" office:value-type="float" office:value="1617050000000">
            <text:p>1.62E+012</text:p>
          </table:table-cell>
          <table:table-cell table:style-name="ce1" office:value-type="float" office:value="1169810000000">
            <text:p>1.17E+012</text:p>
          </table:table-cell>
          <table:table-cell table:style-name="ce1" office:value-type="float" office:value="712362000000">
            <text:p>7.12E+011</text:p>
          </table:table-cell>
          <table:table-cell table:style-name="ce1" office:value-type="float" office:value="357297000000">
            <text:p>3.57E+011</text:p>
          </table:table-cell>
          <table:table-cell table:style-name="ce1" office:value-type="float" office:value="168897000000">
            <text:p>1.69E+011</text:p>
          </table:table-cell>
          <table:table-cell table:style-name="ce1" office:value-type="float" office:value="109865000000">
            <text:p>1.10E+011</text:p>
          </table:table-cell>
          <table:table-cell office:value-type="float" office:value="0.5">
            <text:p>0.5</text:p>
          </table:table-cell>
          <table:table-cell table:number-columns-repeated="11"/>
        </table:table-row>
        <table:table-row table:style-name="ro1">
          <table:table-cell table:style-name="ce1" office:value-type="float" office:value="139400000000">
            <text:p>1.39E+011</text:p>
          </table:table-cell>
          <table:table-cell table:style-name="ce1" office:value-type="float" office:value="337049000000">
            <text:p>3.37E+011</text:p>
          </table:table-cell>
          <table:table-cell table:style-name="ce1" office:value-type="float" office:value="803603000000">
            <text:p>8.04E+011</text:p>
          </table:table-cell>
          <table:table-cell table:style-name="ce1" office:value-type="float" office:value="1394110000000">
            <text:p>1.39E+012</text:p>
          </table:table-cell>
          <table:table-cell table:style-name="ce1" office:value-type="float" office:value="993327000000">
            <text:p>9.93E+011</text:p>
          </table:table-cell>
          <table:table-cell table:style-name="ce1" office:value-type="float" office:value="598634000000">
            <text:p>5.99E+011</text:p>
          </table:table-cell>
          <table:table-cell table:style-name="ce1" office:value-type="float" office:value="289418000000">
            <text:p>2.89E+011</text:p>
          </table:table-cell>
          <table:table-cell table:style-name="ce1" office:value-type="float" office:value="126377000000">
            <text:p>1.26E+011</text:p>
          </table:table-cell>
          <table:table-cell table:style-name="ce1" office:value-type="float" office:value="79356500000">
            <text:p>7.94E+010</text:p>
          </table:table-cell>
          <table:table-cell office:value-type="float" office:value="0.75">
            <text:p>0.75</text:p>
          </table:table-cell>
          <table:table-cell table:number-columns-repeated="11"/>
        </table:table-row>
        <table:table-row table:style-name="ro1">
          <table:table-cell table:style-name="ce1" office:value-type="float" office:value="54715600000">
            <text:p>5.47E+010</text:p>
          </table:table-cell>
          <table:table-cell table:style-name="ce1" office:value-type="float" office:value="240259000000">
            <text:p>2.40E+011</text:p>
          </table:table-cell>
          <table:table-cell table:style-name="ce1" office:value-type="float" office:value="680011000000">
            <text:p>6.80E+011</text:p>
          </table:table-cell>
          <table:table-cell table:style-name="ce1" office:value-type="float" office:value="1254760000000">
            <text:p>1.25E+012</text:p>
          </table:table-cell>
          <table:table-cell table:style-name="ce1" office:value-type="float" office:value="875774000000">
            <text:p>8.76E+011</text:p>
          </table:table-cell>
          <table:table-cell table:style-name="ce1" office:value-type="float" office:value="508715000000">
            <text:p>5.09E+011</text:p>
          </table:table-cell>
          <table:table-cell table:style-name="ce1" office:value-type="float" office:value="227558000000">
            <text:p>2.28E+011</text:p>
          </table:table-cell>
          <table:table-cell table:style-name="ce1" office:value-type="float" office:value="80853600000">
            <text:p>8.09E+010</text:p>
          </table:table-cell>
          <table:table-cell table:style-name="ce1" office:value-type="float" office:value="39625600000">
            <text:p>3.96E+010</text:p>
          </table:table-cell>
          <table:table-cell office:value-type="float" office:value="0.875">
            <text:p>0.88</text:p>
          </table:table-cell>
          <table:table-cell table:number-columns-repeated="11"/>
        </table:table-row>
        <table:table-row table:style-name="ro1">
          <table:table-cell table:style-name="ce1" office:value-type="float" office:value="38755700000">
            <text:p>3.88E+010</text:p>
          </table:table-cell>
          <table:table-cell table:style-name="ce1" office:value-type="float" office:value="217004000000">
            <text:p>2.17E+011</text:p>
          </table:table-cell>
          <table:table-cell table:style-name="ce1" office:value-type="float" office:value="646378000000">
            <text:p>6.46E+011</text:p>
          </table:table-cell>
          <table:table-cell table:style-name="ce1" office:value-type="float" office:value="1222620000000">
            <text:p>1.22E+012</text:p>
          </table:table-cell>
          <table:table-cell table:style-name="ce1" office:value-type="float" office:value="844348000000">
            <text:p>8.44E+011</text:p>
          </table:table-cell>
          <table:table-cell table:style-name="ce1" office:value-type="float" office:value="480387000000">
            <text:p>4.80E+011</text:p>
          </table:table-cell>
          <table:table-cell table:style-name="ce1" office:value-type="float" office:value="205246000000">
            <text:p>2.05E+011</text:p>
          </table:table-cell>
          <table:table-cell table:style-name="ce1" office:value-type="float" office:value="65069600000">
            <text:p>6.51E+010</text:p>
          </table:table-cell>
          <table:table-cell table:style-name="ce1" office:value-type="float" office:value="26004600000">
            <text:p>2.60E+010</text:p>
          </table:table-cell>
          <table:table-cell office:value-type="float" office:value="0.9375">
            <text:p>0.94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table:formula="of:=[.A1]*0.25+[.A2]*0.375+[.A3]*0.19+[.A4]*0.095+[.A5]*0.09" office:value-type="float" office:value="147265870000">
            <text:p>1.47E+011</text:p>
          </table:table-cell>
          <table:table-cell table:style-name="ce1" table:formula="of:=[.B1]*0.25+[.B2]*0.375+[.B3]*0.19+[.B4]*0.095+[.B5]*0.09" office:value-type="float" office:value="361876400000">
            <text:p>3.62E+011</text:p>
          </table:table-cell>
          <table:table-cell table:style-name="ce1" table:formula="of:=[.C1]*0.25+[.C2]*0.375+[.C3]*0.19+[.C4]*0.095+[.C5]*0.09" office:value-type="float" office:value="880038260000">
            <text:p>8.80E+011</text:p>
          </table:table-cell>
          <table:table-cell table:style-name="ce1" table:formula="of:=[.D1]*0.25+[.D2]*0.375+[.D3]*0.19+[.D4]*0.095+[.D5]*0.09" office:value-type="float" office:value="1521222650000">
            <text:p>1.52E+012</text:p>
          </table:table-cell>
          <table:table-cell table:style-name="ce1" table:formula="of:=[.E1]*0.25+[.E2]*0.375+[.E3]*0.19+[.E4]*0.095+[.E5]*0.09" office:value-type="float" office:value="1086890730000">
            <text:p>1.09E+012</text:p>
          </table:table-cell>
          <table:table-cell table:style-name="ce1" table:formula="of:=[.F1]*0.25+[.F2]*0.375+[.F3]*0.19+[.F4]*0.095+[.F5]*0.09" office:value-type="float" office:value="654122965000">
            <text:p>6.54E+011</text:p>
          </table:table-cell>
          <table:table-cell table:style-name="ce1" table:formula="of:=[.G1]*0.25+[.G2]*0.375+[.G3]*0.19+[.G4]*0.095+[.G5]*0.09" office:value-type="float" office:value="320685695000">
            <text:p>3.21E+011</text:p>
          </table:table-cell>
          <table:table-cell table:style-name="ce1" table:formula="of:=[.H1]*0.25+[.H2]*0.375+[.H3]*0.19+[.H4]*0.095+[.H5]*0.09" office:value-type="float" office:value="153041111000">
            <text:p>1.53E+011</text:p>
          </table:table-cell>
          <table:table-cell table:style-name="ce1" table:formula="of:=[.I1]*0.25+[.I2]*0.375+[.I3]*0.19+[.I4]*0.095+[.I5]*0.09" office:value-type="float" office:value="97861456000">
            <text:p>9.79E+010</text:p>
          </table:table-cell>
          <table:table-cell office:value-type="string">
            <text:p>Kinetic</text:p>
          </table:table-cell>
          <table:table-cell table:number-columns-repeated="11"/>
        </table:table-row>
        <table:table-row table:style-name="ro1">
          <table:table-cell table:style-name="ce1" table:number-columns-repeated="9"/>
          <table:table-cell table:number-columns-repeated="12"/>
        </table:table-row>
        <table:table-row table:style-name="ro1">
          <table:table-cell table:style-name="ce1" office:value-type="float" office:value="13257600000">
            <text:p>1.33E+010</text:p>
          </table:table-cell>
          <table:table-cell table:style-name="ce1" office:value-type="float" office:value="317285000000">
            <text:p>3.17E+011</text:p>
          </table:table-cell>
          <table:table-cell table:style-name="ce1" office:value-type="float" office:value="1119080000000">
            <text:p>1.12E+012</text:p>
          </table:table-cell>
          <table:table-cell table:style-name="ce1" office:value-type="float" office:value="2281540000000">
            <text:p>2.28E+012</text:p>
          </table:table-cell>
          <table:table-cell table:style-name="ce1" office:value-type="float" office:value="1474680000000">
            <text:p>1.47E+012</text:p>
          </table:table-cell>
          <table:table-cell table:style-name="ce1" office:value-type="float" office:value="803240000000">
            <text:p>8.03E+011</text:p>
          </table:table-cell>
          <table:table-cell table:style-name="ce1" office:value-type="float" office:value="317285000000">
            <text:p>3.17E+011</text:p>
          </table:table-cell>
          <table:table-cell table:style-name="ce1" office:value-type="float" office:value="59878400000">
            <text:p>5.99E+010</text:p>
          </table:table-cell>
          <table:table-cell table:style-name="ce1" office:value-type="float" office:value="888322000">
            <text:p>8.88E+008</text:p>
          </table:table-cell>
          <table:table-cell office:value-type="string">
            <text:p>Static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0.7">
            <text:p>0.7</text:p>
          </table:table-cell>
          <table:table-cell table:formula="of:=[.A12]+0.1" office:value-type="float" office:value="0.8">
            <text:p>0.8</text:p>
          </table:table-cell>
          <table:table-cell table:formula="of:=[.B12]+0.1" office:value-type="float" office:value="0.9">
            <text:p>0.9</text:p>
          </table:table-cell>
          <table:table-cell table:formula="of:=[.C12]+0.1" office:value-type="float" office:value="1">
            <text:p>1</text:p>
          </table:table-cell>
          <table:table-cell table:formula="of:=[.D12]+0.1" office:value-type="float" office:value="1.1">
            <text:p>1.1</text:p>
          </table:table-cell>
          <table:table-cell table:formula="of:=[.E12]+0.1" office:value-type="float" office:value="1.2">
            <text:p>1.2</text:p>
          </table:table-cell>
          <table:table-cell table:formula="of:=[.F12]+0.1" office:value-type="float" office:value="1.3">
            <text:p>1.3</text:p>
          </table:table-cell>
          <table:table-cell table:formula="of:=[.G12]+0.1" office:value-type="float" office:value="1.4">
            <text:p>1.4</text:p>
          </table:table-cell>
          <table:table-cell table:formula="of:=[.H12]+0.1" office:value-type="float" office:value="1.5">
            <text:p>1.5</text:p>
          </table:table-cell>
          <table:table-cell table:number-columns-repeated="12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4"/>
          <table:table-cell>
            <draw:frame table:end-cell-address="Sheet1.L43" table:end-x="0.8075in" table:end-y="0.0732in" draw:z-index="0" draw:style-name="gr1" svg:width="6.9449in" svg:height="4.235in" svg:x="0.0858in" svg:y="0.1055in">
              <draw:object draw:notify-on-update-of-ranges="Sheet1.J10:Sheet1.J10 Sheet1.A10:Sheet1.I10 Sheet1.A12:Sheet1.I12 Sheet1.J8:Sheet1.J8 Sheet1.A8:Sheet1.I8 Sheet1.A12:Sheet1.I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12:2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K. Dodd</meta:initial-creator>
    <meta:creation-date>2012-05-02T06:02:04</meta:creation-date>
    <dc:creator>Kenneth Dodd</dc:creator>
    <dc:date>2012-05-02T12:22:06.32</dc:date>
    <meta:editing-cycles>3</meta:editing-cycles>
    <meta:editing-duration>PT41M55S</meta:editing-duration>
    <meta:document-statistic meta:table-count="3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one"/>
      <style:graphic-properties draw:stroke="dash" draw:stroke-dash="Ultrafine_20_Dashed" svg:stroke-color="#ff420e" draw:fill-color="#ff420e"/>
      <style:text-properties fo:font-size="6pt" style:font-size-asian="6pt" style:font-size-complex="6pt"/>
    </style:style>
    <style:style style:name="ch10" style:family="chart" style:data-style-name="N60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41cm" svg:height="10.758cm" xlink:href=".." xlink:type="simple" chart:class="chart:scatter" chart:style-name="ch1">
        <chart:legend chart:legend-position="end" svg:x="15.739cm" svg:y="4.727cm" chart:style-name="ch2"/>
        <chart:plot-area chart:style-name="ch3" table:cell-range-address="Sheet1.A12:Sheet1.I12 Sheet1.A10:Sheet1.J10 Sheet1.A8:Sheet1.J8" chart:data-source-has-labels="column" svg:x="0.351cm" svg:y="0.214cm" svg:width="15.076cm" svg:height="10.112cm">
          <chartooo:coordinate-region svg:x="1.952cm" svg:y="0.4cm" svg:width="13.275cm" svg:height="9.306cm"/>
          <chart:axis chart:dimension="x" chart:name="primary-x" chart:style-name="ch4">
            <chart:title svg:x="6.866cm" svg:y="10.171cm" chart:style-name="ch5">
              <text:p>Major Radius</text:p>
            </chart:title>
          </chart:axis>
          <chart:axis chart:dimension="y" chart:name="primary-y" chart:style-name="ch6">
            <chart:title svg:x="0.001cm" svg:y="6.108cm" chart:style-name="ch7">
              <text:p>Population</text:p>
            </chart:title>
            <chart:grid chart:style-name="ch8" chart:class="major"/>
          </chart:axis>
          <chart:series chart:style-name="ch9" chart:values-cell-range-address="Sheet1.A10:Sheet1.I10" chart:label-cell-address="Sheet1.J10:Sheet1.J10" chart:class="chart:scatter">
            <chart:domain table:cell-range-address="Sheet1.A12:Sheet1.I12"/>
            <chart:data-point chart:repeated="9"/>
          </chart:series>
          <chart:series chart:style-name="ch10" chart:values-cell-range-address="Sheet1.A8:Sheet1.I8" chart:label-cell-address="Sheet1.J8:Sheet1.J8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Sheet1.A12:Sheet1.I12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Static</text:p>
                <draw:g>
                  <svg:desc>Sheet1.J10:Sheet1.J10</svg:desc>
                </draw:g>
              </table:table-cell>
              <table:table-cell office:value-type="float" office:value="13257600000">
                <text:p>13257600000</text:p>
                <draw:g>
                  <svg:desc>Sheet1.A10:Sheet1.I10</svg:desc>
                </draw:g>
              </table:table-cell>
              <table:table-cell office:value-type="float" office:value="317285000000">
                <text:p>317285000000</text:p>
              </table:table-cell>
              <table:table-cell office:value-type="float" office:value="1119080000000">
                <text:p>1119080000000</text:p>
              </table:table-cell>
              <table:table-cell office:value-type="float" office:value="2281540000000">
                <text:p>2281540000000</text:p>
              </table:table-cell>
              <table:table-cell office:value-type="float" office:value="1474680000000">
                <text:p>1474680000000</text:p>
              </table:table-cell>
              <table:table-cell office:value-type="float" office:value="803240000000">
                <text:p>803240000000</text:p>
              </table:table-cell>
              <table:table-cell office:value-type="float" office:value="317285000000">
                <text:p>317285000000</text:p>
              </table:table-cell>
              <table:table-cell office:value-type="float" office:value="59878400000">
                <text:p>59878400000</text:p>
              </table:table-cell>
              <table:table-cell office:value-type="float" office:value="888322000">
                <text:p>888322000</text:p>
              </table:table-cell>
            </table:table-row>
            <table:table-row>
              <table:table-cell office:value-type="string">
                <text:p>Kinetic</text:p>
                <draw:g>
                  <svg:desc>Sheet1.J8:Sheet1.J8</svg:desc>
                </draw:g>
              </table:table-cell>
              <table:table-cell office:value-type="float" office:value="147265870000">
                <text:p>147265870000</text:p>
                <draw:g>
                  <svg:desc>Sheet1.A8:Sheet1.I8</svg:desc>
                </draw:g>
              </table:table-cell>
              <table:table-cell office:value-type="float" office:value="361876400000">
                <text:p>361876400000</text:p>
              </table:table-cell>
              <table:table-cell office:value-type="float" office:value="880038260000">
                <text:p>880038260000</text:p>
              </table:table-cell>
              <table:table-cell office:value-type="float" office:value="1521222650000">
                <text:p>1521222650000</text:p>
              </table:table-cell>
              <table:table-cell office:value-type="float" office:value="1086890730000">
                <text:p>1086890730000</text:p>
              </table:table-cell>
              <table:table-cell office:value-type="float" office:value="654122965000">
                <text:p>654122965000</text:p>
              </table:table-cell>
              <table:table-cell office:value-type="float" office:value="320685695000">
                <text:p>320685695000</text:p>
              </table:table-cell>
              <table:table-cell office:value-type="float" office:value="153041111000">
                <text:p>153041111000</text:p>
              </table:table-cell>
              <table:table-cell office:value-type="float" office:value="97861456000">
                <text:p>9786145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